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style>
    <style:style style:name="P2"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language="en" fo:country="US"/>
    </style:style>
    <style:style style:name="P3"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color="#ff0000" fo:font-size="9pt" fo:language="en" fo:country="US" fo:font-weight="bold" style:font-size-asian="9pt" style:font-weight-asian="bold" style:font-size-complex="9pt"/>
    </style:style>
    <style:style style:name="P4"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language="en" fo:country="US"/>
    </style:style>
    <style:style style:name="P5"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color="#ff0000" fo:font-size="9pt" fo:language="en" fo:country="US" fo:font-weight="bold" style:font-size-asian="9pt" style:font-weight-asian="bold" style:font-size-complex="9pt"/>
    </style:style>
    <style:style style:name="P6"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color="#ff0000" fo:font-size="9pt" fo:font-weight="bold" style:font-size-asian="9pt" style:font-weight-asian="bold" style:font-size-complex="9pt"/>
    </style:style>
    <style:style style:name="P7"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font-size="9pt" fo:language="en" fo:country="US" fo:font-weight="bold" style:font-size-asian="9pt" style:font-weight-asian="bold" style:font-size-complex="9pt"/>
    </style:style>
    <style:style style:name="P8"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font-size="9pt" fo:font-weight="bold" style:font-size-asian="9pt" style:font-weight-asian="bold" style:font-size-complex="9pt"/>
    </style:style>
    <style:style style:name="P9" style:family="paragraph" style:parent-style-name="Standard">
      <style:paragraph-properties fo:margin-left="0in" fo:margin-right="0in" fo:margin-top="0in" fo:margin-bottom="0in" loext:contextual-spacing="false" fo:line-height="107%" fo:text-align="start" style:justify-single-word="false" fo:orphans="2" fo:widows="2" fo:text-indent="0.4917in" style:auto-text-indent="false" style:vertical-align="auto" style:writing-mode="lr-tb"/>
      <style:text-properties fo:font-size="9pt" fo:language="en" fo:country="US" fo:font-weight="bold" style:font-size-asian="9pt" style:font-weight-asian="bold" style:font-size-complex="9pt"/>
    </style:style>
    <style:style style:name="P10" style:family="paragraph" style:parent-style-name="Standard">
      <style:paragraph-properties fo:margin-left="0in" fo:margin-right="0in" fo:margin-top="0in" fo:margin-bottom="0in" loext:contextual-spacing="false" fo:line-height="107%" fo:text-align="start" style:justify-single-word="false" fo:orphans="2" fo:widows="2" fo:text-indent="0.4917in" style:auto-text-indent="false" style:vertical-align="auto" style:writing-mode="lr-tb"/>
      <style:text-properties fo:font-size="9pt" fo:font-weight="bold" style:font-size-asian="9pt" style:font-weight-asian="bold" style:font-size-complex="9pt"/>
    </style:style>
    <style:style style:name="P11" style:family="paragraph" style:parent-style-name="Standard">
      <style:paragraph-properties fo:margin-left="0in" fo:margin-right="0in" fo:margin-top="0in" fo:margin-bottom="0in" loext:contextual-spacing="false" fo:line-height="107%" fo:text-align="start" style:justify-single-word="false" fo:orphans="2" fo:widows="2" fo:text-indent="0.2362in" style:auto-text-indent="false" style:vertical-align="auto" style:writing-mode="lr-tb"/>
      <style:text-properties fo:color="#ff0000" fo:font-size="9pt" fo:language="en" fo:country="US" fo:font-weight="bold" style:font-size-asian="9pt" style:font-weight-asian="bold" style:font-size-complex="9pt"/>
    </style:style>
    <style:style style:name="P12" style:family="paragraph" style:parent-style-name="Standard">
      <style:paragraph-properties fo:margin-left="0in" fo:margin-right="0in" fo:margin-top="0in" fo:margin-bottom="0in" loext:contextual-spacing="false" fo:line-height="107%" fo:text-align="start" style:justify-single-word="false" fo:orphans="2" fo:widows="2" fo:text-indent="0.2362in" style:auto-text-indent="false" style:vertical-align="auto" style:writing-mode="lr-tb"/>
      <style:text-properties fo:font-size="9pt" fo:language="en" fo:country="US" fo:font-weight="bold" style:font-size-asian="9pt" style:font-weight-asian="bold" style:font-size-complex="9pt"/>
    </style:style>
    <style:style style:name="P13" style:family="paragraph" style:parent-style-name="Standard">
      <style:paragraph-properties fo:margin-left="0.2362in" fo:margin-right="0in" fo:margin-top="0in" fo:margin-bottom="0in" loext:contextual-spacing="false" fo:line-height="107%" fo:text-align="start" style:justify-single-word="false" fo:orphans="2" fo:widows="2" fo:text-indent="0.2362in" style:auto-text-indent="false" style:vertical-align="auto" style:writing-mode="lr-tb"/>
      <style:text-properties fo:font-size="9pt" fo:font-weight="bold" style:font-size-asian="9pt" style:font-weight-asian="bold" style:font-size-complex="9pt"/>
    </style:style>
    <style:style style:name="T1" style:family="text">
      <style:text-properties fo:font-size="9pt" fo:language="en" fo:country="US" fo:font-weight="bold" style:font-size-asian="9pt" style:font-weight-asian="bold" style:font-size-complex="9pt"/>
    </style:style>
    <style:style style:name="T2" style:family="text">
      <style:text-properties fo:font-size="9pt" fo:font-weight="bold" style:font-size-asian="9pt" style:font-weight-asian="bold" style:font-size-complex="9pt"/>
    </style:style>
    <style:style style:name="T3" style:family="text">
      <style:text-properties fo:color="#ff0000" fo:font-size="9pt" fo:language="en" fo:country="US" fo:font-weight="bold" style:font-size-asian="9pt" style:font-weight-asian="bold" style:font-size-complex="9pt"/>
    </style:style>
    <style:style style:name="T4" style:family="text">
      <style:text-properties fo:color="#ff0000" fo:font-size="9pt" fo:font-weight="bold" style:font-size-asian="9pt" style:font-weight-asian="bold" style:font-size-complex="9pt"/>
    </style:style>
    <style:style style:name="T5" style:family="text">
      <style:text-properties officeooo:rsid="001056d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he example program C2.6 assumes that every image size is h&lt;=640 and width&lt;=480 pixels. Modify the program to handle BMP images of larger sizes by</text:p>
      <text:p text:style-name="P2">(1). Cropping: display at most 480x640 pixels. </text:p>
      <text:p text:style-name="P3">*Note: before doing anything First is important to check the frame buffer (fb) size and adjust it if the data (images) to buffer surpass the <text:s/>fb size. Originally we gave 2MB to fb, but since we are going to use larger images we should increase this to atleast 4. If the image surpass the fb it will corrupt the data, so FIRST in vid.c modify:</text:p>
      <text:p text:style-name="P3">-line 5: fb = (int *)(0x400000);</text:p>
      <text:p text:style-name="P3">-line 21: *(volatile unsigned int *)(0x10120010) = 0x400000;</text:p>
      <text:p text:style-name="P3">Now we have fb set to 4MB.</text:p>
      <text:p text:style-name="P3"/>
      <text:p text:style-name="P3">For cropping is very simple, in the function show_bmp in t.c, after calculating the rsize (size of each row) and p(adress of the last row) of the original image using the original width and heigh, we only have to assign the width and height <text:s/>that we want. Since for showing the image it does a double loop (h*w) based on the H and W assigned, if we assign another after calculating correctly the adress and size of the original it will simply limit the row/column by the new W and H assigned, so:</text:p>
      <text:p text:style-name="P3"/>
      <text:p text:style-name="P3">//ORIGINAL C2.6, t.c</text:p>
      <text:p text:style-name="P7">int show_bmp(char *p, int start_row, int start_col){</text:p>
      <text:p text:style-name="P9">……………………… //all this is the same as the original C2.6</text:p>
      <text:p text:style-name="P10">w = *(q+1); <text:tab/><text:tab/></text:p>
      <text:p text:style-name="P10">h = *(q+2); <text:tab/><text:tab/></text:p>
      <text:p text:style-name="P10">p += 54; <text:tab/><text:tab/><text:tab/></text:p>
      <text:p text:style-name="P10">rsize = 4*((3*w + 3)/4); <text:tab/></text:p>
      <text:p text:style-name="P10">p += (h-1)*rsize; <text:tab/><text:tab/></text:p>
      <text:p text:style-name="P1"><text:span text:style-name="T2"><text:tab/><text:tab/></text:span><text:span text:style-name="T4">/*cropping*/</text:span></text:p>
      <text:p text:style-name="P6"><text:tab/><text:tab/>if (w &gt; 640) <text:s/>w = 640;</text:p>
      <text:p text:style-name="P6"><text:tab/><text:tab/>if (h &gt; 480) h = 480;</text:p>
      <text:p text:style-name="P1"><text:span text:style-name="T2"><text:tab/><text:tab/></text:span><text:span text:style-name="T1">…………………………. //the same as the original</text:span></text:p>
      <text:p text:style-name="P3"/>
      <text:p text:style-name="P2">(2). Shrinking: reduce the image size by a factor, e.g. 2 but keep the same 4:3 aspect ratio.</text:p>
      <text:p text:style-name="P3">This is a little more complex, more if we want to resize it in any size. To maintain this simple I’m going to resize any image which goes over w &gt; 640 or h&gt;480. To do this I’ll simply divide W and H by 2, 3, 4… etc. Until W are H are under the max size. Then using the divisor I’ll skip the same number of pixel’s as the divisor for every iteration of the loop, obtaining this:</text:p>
      <text:p text:style-name="P7"/>
      <text:p text:style-name="P7">int show_bmp(char *p, int start_row, int start_col){</text:p>
      <text:p text:style-name="P7">……….. //same as before<text:tab/></text:p>
      <text:p text:style-name="P7">rsize = 4*((3*w + 3)/4); <text:s text:c="3"/></text:p>
      <text:p text:style-name="P8">p += (h-1)*rsize; <text:s text:c="10"/></text:p>
      <text:p text:style-name="P3">uprintf("\nOriginal Size: width=%d heigh%d", w, h); <text:s text:c="3"/></text:p>
      <text:p text:style-name="P3">/* resizing, 1/2, 1/3, 1/4.... until w &lt;= 640 and h&lt;= 480 <text:s text:c="4"/>*/</text:p>
      <text:p text:style-name="P3">int d = 1;</text:p>
      <text:p text:style-name="P3">while(w &gt; 640 || h &gt; 480){</text:p>
      <text:p text:style-name="P11">d++;</text:p>
      <text:p text:style-name="P11">w = w/d;</text:p>
      <text:p text:style-name="P11">h = h/d; <text:s text:c="3"/></text:p>
      <text:p text:style-name="P3">}</text:p>
      <text:p text:style-name="P3">if(d&gt;1) uprintf("\nResized: width=%d heigh%d", w, h); <text:s text:c="3"/></text:p>
      <text:p text:style-name="P7"><text:s text:c="4"/></text:p>
      <text:p text:style-name="P7">for (i = start_row; i &lt; start_row + h; i++){</text:p>
      <text:p text:style-name="P12">pp = p;</text:p>
      <text:p text:style-name="P12">for (j = start_col; j &lt; start_col + w; j++){</text:p>
      <text:p text:style-name="P13">b = *pp; g = *(pp+1); r = *(pp+2); </text:p>
      <text:p text:style-name="P8"><text:s text:c="8"/><text:tab/><text:tab/>pixel = (b&lt;&lt;16) | (g&lt;&lt;8) | r; <text:s text:c="6"/></text:p>
      <text:p text:style-name="P7"><text:s text:c="12"/><text:tab/>fb[i*WIDTH + j] = pixel; <text:s text:c="11"/></text:p>
      <text:p text:style-name="P1"><text:span text:style-name="T1"><text:s text:c="11"/><text:tab/>pp += </text:span><text:span text:style-name="T3">(3*d)</text:span><text:span text:style-name="T1">;</text:span></text:p>
      <text:p text:style-name="P7"><text:s text:c="8"/>}</text:p>
      <text:p text:style-name="P1"><text:span text:style-name="T1"><text:s text:c="8"/>p -=</text:span><text:span text:style-name="T3"> (rsize*d)</text:span><text:span text:style-name="T1">; <text:s text:c="4"/></text:span></text:p>
      <text:p text:style-name="P7"><text:s text:c="4"/>}</text:p>
      <text:p text:style-name="P7">}</text:p>
      <text:p text:style-name="P3"/>
      <text:p text:style-name="P3">*** <text:span text:style-name="T5">Code in P5 fold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4:40:57.919077642</meta:creation-date>
    <dc:date>2018-06-10T04:56:37.026925931</dc:date>
    <meta:editing-duration>PT14M13S</meta:editing-duration>
    <meta:editing-cycles>6</meta:editing-cycles>
    <meta:generator>LibreOffice/5.1.6.2$Linux_X86_64 LibreOffice_project/10m0$Build-2</meta:generator>
    <meta:document-statistic meta:table-count="0" meta:image-count="0" meta:object-count="0" meta:page-count="1" meta:paragraph-count="47" meta:word-count="489" meta:character-count="2623" meta:non-whitespace-character-count="2037"/>
  </office:meta>
</office:document-meta>
</file>